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JarDependencyAnalyser.JarJarDependencyAnalyser( File jarjarjar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JarDependencyAnalyser.analyze( JarModule [ ] modu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arJarDependencyAnalys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